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D968F772CC37FDCF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7.503cm, 7.828cm, 29.802cm, 5.15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cm" svg:height="10.895cm" svg:x="0.9cm" svg:y="0.5cm">
          <draw:image xlink:href="Pictures/1000000000000BD000000FC0D968F772CC37FDC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01T15:10:23.158464250</dc:date>
    <meta:editing-duration>PT2M58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